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ContainsJapanes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dDefin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日本語のみ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dDefin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日本語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dDefin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日本語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dDefin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日本語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dDefin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named-expressions>
        <table:named-range table:name="name日本語" table:cell-range-address="sheet日本語.$A$1" table:base-cell-address="sheet日本語.$A$1"/>
        <table:named-range table:name="name日本語name" table:cell-range-address="sheet日本語sheet.$B$2" table:base-cell-address="sheet日本語sheet.$A$1"/>
        <table:named-range table:name="NoContainsJapaneseName" table:cell-range-address="日本語のみ.$A$1" table:base-cell-address="日本語のみ.$A$1"/>
        <table:named-range table:name="sheet日本語" table:cell-range-address="sheet日本語.$A$1" table:base-cell-address="sheet日本語.$A$1"/>
        <table:named-range table:name="日本語" table:cell-range-address="NoContainsJapanese.$A$1" table:base-cell-address="NoContainsJapanese.$A$1"/>
        <table:named-range table:name="日本語name" table:cell-range-address="日本語sheet.$I$2" table:base-cell-address="日本語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6</meta:generator>
    <meta:initial-creator>osana-m</meta:initial-creator>
    <dc:creator>Microsoft Office User</dc:creator>
    <meta:creation-date>2018-08-22T00:20:15Z</meta:creation-date>
    <dc:date>2018-08-22T05:25:32Z</dc:date>
  </office:meta>
</office:document-meta>
</file>